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JUAREZ ANASTACIO ANAMELV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JUAREZ ANASTACIO ANAMELV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620924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30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9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6</text:p>
          </table:table-cell>
          <table:table-cell table:style-name="Tableau1.D2" office:value-type="string">
            <text:p text:style-name="P12">228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28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6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55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9T21:03:08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